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5.998in"/>
    </style:style>
    <style:style style:name="co17" style:family="table-column">
      <style:table-column-properties fo:break-before="auto" style:column-width="0.4307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1.5209in"/>
    </style:style>
    <style:style style:name="co20" style:family="table-column">
      <style:table-column-properties fo:break-before="auto" style:column-width="5.6665in"/>
    </style:style>
    <style:style style:name="co21" style:family="table-column">
      <style:table-column-properties fo:break-before="auto" style:column-width="1.2717in"/>
    </style:style>
    <style:style style:name="co22" style:family="table-column">
      <style:table-column-properties fo:break-before="auto" style:column-width="0.8654in"/>
    </style:style>
    <style:style style:name="co23" style:family="table-column">
      <style:table-column-properties fo:break-before="auto" style:column-width="4.9256in"/>
    </style:style>
    <style:style style:name="co24" style:family="table-column">
      <style:table-column-properties fo:break-before="auto" style:column-width="5.8445in"/>
    </style:style>
    <style:style style:name="co25" style:family="table-column">
      <style:table-column-properties fo:break-before="auto" style:column-width="0.889in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b3b3b3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b3b3b3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b3b3b3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b3b3b3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9999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9999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999999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999999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ackground-color="#b3b3b3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6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67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69" style:family="table-cell" style:parent-style-name="Default" style:data-style-name="N1">
      <style:table-cell-properties fo:background-color="#999999" style:text-align-source="fix" style:repeat-content="false"/>
      <style:paragraph-properties fo:text-align="start"/>
      <style:text-properties fo:color="#000000" fo:font-weight="normal" style:font-weight-asian="normal" style:font-weight-complex="normal"/>
    </style:style>
    <style:style style:name="ce70" style:family="table-cell" style:parent-style-name="Default" style:data-style-name="N1">
      <style:table-cell-properties fo:background-color="#b3b3b3" style:text-align-source="fix" style:repeat-content="false"/>
      <style:paragraph-properties fo:text-align="start"/>
    </style:style>
    <style:style style:name="ce71" style:family="table-cell" style:parent-style-name="Default">
      <style:table-cell-properties fo:background-color="#999999"/>
      <style:text-properties fo:color="#000000"/>
    </style:style>
    <style:style style:name="ce72" style:family="table-cell" style:parent-style-name="Default">
      <style:table-cell-properties fo:background-color="transparent"/>
    </style:style>
  </office:automatic-styles>
  <office:body>
    <office:spreadsheet>
      <table:table table:name="Joyent Part Numbers" table:style-name="ta1">
        <table:table-column table:style-name="co21" table:default-cell-style-name="Default"/>
        <table:table-column table:style-name="co22" table:default-cell-style-name="ce68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6">
          <table:table-cell table:style-name="ce60" office:value-type="string">
            <text:p>P/N</text:p>
          </table:table-cell>
          <table:table-cell table:style-name="ce65" office:value-type="string">
            <text:p>Revision</text:p>
          </table:table-cell>
          <table:table-cell table:style-name="ce60" office:value-type="string">
            <text:p>Short Description</text:p>
          </table:table-cell>
          <table:table-cell table:style-name="ce60" office:value-type="string">
            <text:p>Reference</text:p>
          </table:table-cell>
          <table:table-cell table:style-name="ce60" table:number-columns-repeated="1020"/>
        </table:table-row>
        <table:table-row table:style-name="ro7">
          <table:table-cell table:style-name="ce60" office:value-type="string">
            <text:p>410-0000</text:p>
          </table:table-cell>
          <table:table-cell table:style-name="ce65"/>
          <table:table-cell table:style-name="ce60" office:value-type="string">
            <text:p>Class Code, Labels</text:p>
          </table:table-cell>
          <table:table-cell table:style-name="ce60" table:number-columns-repeated="1021"/>
        </table:table-row>
        <table:table-row table:style-name="ro6">
          <table:table-cell table:style-name="ce61" office:value-type="string">
            <text:p>410-0001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System label, QR-encoded</text:p>
          </table:table-cell>
          <table:table-cell table:style-name="ce61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61" table:number-columns-repeated="1020"/>
        </table:table-row>
        <table:table-row table:style-name="ro6">
          <table:table-cell table:style-name="ce60" office:value-type="string">
            <text:p>540-0000</text:p>
          </table:table-cell>
          <table:table-cell table:style-name="ce65"/>
          <table:table-cell table:style-name="ce60" office:value-type="string">
            <text:p>Class Code, Server Base Assemblies</text:p>
          </table:table-cell>
          <table:table-cell table:style-name="ce60" table:number-columns-repeated="1021"/>
        </table:table-row>
        <table:table-row table:style-name="ro6">
          <table:table-cell table:style-name="ce61" office:value-type="string">
            <text:p>540-0001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Joyent Compute Platform 1100, 2U, base</text:p>
          </table:table-cell>
          <table:table-cell table:style-name="ce61" office:value-type="string">
            <text:p>Sheet 2</text:p>
          </table:table-cell>
          <table:table-cell table:style-name="ce61" table:number-columns-repeated="1020"/>
        </table:table-row>
        <table:table-row table:style-name="ro6">
          <table:table-cell table:style-name="ce61" office:value-type="string">
            <text:p>540-0002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Joyent Compute Platform 1200, 2U, base</text:p>
          </table:table-cell>
          <table:table-cell table:style-name="ce61" office:value-type="string">
            <text:p>Sheet 3</text:p>
          </table:table-cell>
          <table:table-cell table:style-name="ce61" table:number-columns-repeated="1020"/>
        </table:table-row>
        <table:table-row table:style-name="ro6">
          <table:table-cell table:style-name="ce61" office:value-type="string">
            <text:p>540-0003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Joyent Storage Platform 5000, 4U, base</text:p>
          </table:table-cell>
          <table:table-cell table:style-name="ce61" office:value-type="string">
            <text:p>Sheet 4</text:p>
          </table:table-cell>
          <table:table-cell table:style-name="ce61" table:number-columns-repeated="1020"/>
        </table:table-row>
        <table:table-row table:style-name="ro6">
          <table:table-cell table:style-name="ce60" office:value-type="string">
            <text:p>600-0000</text:p>
          </table:table-cell>
          <table:table-cell table:style-name="ce65"/>
          <table:table-cell table:style-name="ce60" office:value-type="string">
            <text:p>Class Code, Full System Assemblies</text:p>
          </table:table-cell>
          <table:table-cell table:style-name="ce60" table:number-columns-repeated="1021"/>
        </table:table-row>
        <table:table-row table:style-name="ro6">
          <table:table-cell table:style-name="ce62" office:value-type="string">
            <text:p>600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101, 2U, 32t, 256GB, GP, SDC 6</text:p>
          </table:table-cell>
          <table:table-cell table:style-name="ce62" office:value-type="string">
            <text:p>Sheet 7 (INACTIVE)</text:p>
          </table:table-cell>
          <table:table-cell table:style-name="ce60" table:number-columns-repeated="1020"/>
        </table:table-row>
        <table:table-row table:style-name="ro6">
          <table:table-cell table:style-name="ce62" office:value-type="string">
            <text:p>600-0001-02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101, 2U, 32t, 256GB, GP, SDC 6</text:p>
          </table:table-cell>
          <table:table-cell table:style-name="ce62" office:value-type="string">
            <text:p>Sheet 7 (INACTIVE)</text:p>
          </table:table-cell>
          <table:table-cell table:number-columns-repeated="1020"/>
        </table:table-row>
        <table:table-row table:style-name="ro6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02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0-0003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201, 2U, 32t, 256GB, bulk storage, SDC 6</text:p>
          </table:table-cell>
          <table:table-cell table:style-name="ce62" office:value-type="string">
            <text:p>Sheet 8 (INACTIVE)</text:p>
          </table:table-cell>
          <table:table-cell table:number-columns-repeated="1020"/>
        </table:table-row>
        <table:table-row table:style-name="ro6">
          <table:table-cell office:value-type="string">
            <text:p>600-0003-02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04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0-0005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102, 2U, 32t, 256GB, SSD, SDC 6</text:p>
          </table:table-cell>
          <table:table-cell table:style-name="ce62" office:value-type="string">
            <text:p>Sheet 9 (INACTIVE)</text:p>
          </table:table-cell>
          <table:table-cell table:number-columns-repeated="1020"/>
        </table:table-row>
        <table:table-row table:style-name="ro6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6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7-01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0-0008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Storage Platform 5001, 4U, 32t, 256GB, 81TB, SDC 6</text:p>
          </table:table-cell>
          <table:table-cell table:style-name="ce62" office:value-type="string">
            <text:p>Sheet 10 (INACTIVE)</text:p>
          </table:table-cell>
          <table:table-cell table:number-columns-repeated="1020"/>
        </table:table-row>
        <table:table-row table:style-name="ro6">
          <table:table-cell office:value-type="string">
            <text:p>600-0008-02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office:value-type="string">
            <text:p>600-0009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1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2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3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14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601-0000</text:p>
          </table:table-cell>
          <table:table-cell table:style-name="ce65"/>
          <table:table-cell table:style-name="ce60" office:value-type="string">
            <text:p>Class Code, Rack Assemblies</text:p>
          </table:table-cell>
          <table:table-cell table:style-name="ce60" table:number-columns-repeated="1021"/>
        </table:table-row>
        <table:table-row table:style-name="ro6">
          <table:table-cell table:style-name="ce62" office:value-type="string">
            <text:p>601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Rack, GP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1-0002-01</text:p>
          </table:table-cell>
          <table:table-cell table:style-name="ce67" office:value-type="float" office:value="1">
            <text:p>1</text:p>
          </table:table-cell>
          <table:table-cell table:style-name="ce62" office:value-type="string">
            <text:p>Joyent Manta Rack</text:p>
          </table:table-cell>
          <table:table-cell table:style-name="ce62" office:value-type="string">
            <text:p>TBD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705-0000</text:p>
          </table:table-cell>
          <table:table-cell table:style-name="ce65"/>
          <table:table-cell table:style-name="ce60" office:value-type="string">
            <text:p>Class Code, Software Media</text:p>
          </table:table-cell>
          <table:table-cell table:style-name="ce60" table:number-columns-repeated="1021"/>
        </table:table-row>
        <table:table-row table:style-name="ro6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office:value-type="string">
            <text:p>705-0002-01</text:p>
          </table:table-cell>
          <table:table-cell office:value-type="float" office:value="50">
            <text:p>50</text:p>
          </table:table-cell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770-0000</text:p>
          </table:table-cell>
          <table:table-cell table:style-name="ce65"/>
          <table:table-cell table:style-name="ce60" office:value-type="string">
            <text:p>Class Clode, Software Images</text:p>
          </table:table-cell>
          <table:table-cell table:style-name="ce60" table:number-columns-repeated="1021"/>
        </table:table-row>
        <table:table-row table:style-name="ro6">
          <table:table-cell table:style-name="ce61" office:value-type="string">
            <text:p>770-0001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Blank image, for USB key</text:p>
          </table:table-cell>
          <table:table-cell table:style-name="ce61" office:value-type="string">
            <text:p>N/A</text:p>
          </table:table-cell>
          <table:table-cell table:style-name="ce61" table:number-columns-repeated="1020"/>
        </table:table-row>
        <table:table-row table:style-name="ro7">
          <table:table-cell table:style-name="ce63" office:value-type="string">
            <text:p>770-0002-01</text:p>
          </table:table-cell>
          <table:table-cell table:style-name="ce69" office:value-type="float" office:value="50">
            <text:p>50</text:p>
          </table:table-cell>
          <table:table-cell table:style-name="ce63" office:value-type="string">
            <text:p>SDC 6 software image, for USB key</text:p>
          </table:table-cell>
          <table:table-cell table:style-name="ce71" office:value-type="string">
            <text:p>N/A</text:p>
          </table:table-cell>
          <table:table-cell table:style-name="ce61" table:number-columns-repeated="1020"/>
        </table:table-row>
        <table:table-row table:style-name="ro6">
          <table:table-cell office:value-type="string">
            <text:p>770-0003-01</text:p>
          </table:table-cell>
          <table:table-cell office:value-type="float" office:value="50">
            <text:p>50</text:p>
          </table:table-cell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521T191319Z-ga829686.tgz" xlink:type="simple">http://download.joyent.com/manufacturing/usb-master-20130521T191319Z-ga829686.tgz</text:a>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771-0000</text:p>
          </table:table-cell>
          <table:table-cell table:style-name="ce65"/>
          <table:table-cell table:style-name="ce60" office:value-type="string">
            <text:p>Class Code, Firmware Packages</text:p>
          </table:table-cell>
          <table:table-cell table:style-name="ce60" table:number-columns-repeated="1021"/>
        </table:table-row>
        <table:table-row table:style-name="ro6">
          <table:table-cell office:value-type="string">
            <text:p>771-0001-02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2-02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3-01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4-01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5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7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7">
          <table:table-cell table:style-name="ce62" office:value-type="string">
            <text:p>771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100 firmware package, SDC 6</text:p>
          </table:table-cell>
          <table:table-cell table:style-name="ce62" office:value-type="string">
            <text:p>INACTIVE</text:p>
          </table:table-cell>
          <table:table-cell table:style-name="ce72" table:number-columns-repeated="1020"/>
        </table:table-row>
        <table:table-row table:style-name="ro7">
          <table:table-cell table:style-name="ce62" office:value-type="string">
            <text:p>771-0002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200 firmware package, SDC 6</text:p>
          </table:table-cell>
          <table:table-cell table:style-name="ce62" office:value-type="string">
            <text:p>INACTIVE</text:p>
          </table:table-cell>
          <table:table-cell table:style-name="ce72" table:number-columns-repeated="1020"/>
        </table:table-row>
        <table:table-row table:style-name="ro6">
          <table:table-cell table:style-name="ce60" office:value-type="string">
            <text:p>772-0000</text:p>
          </table:table-cell>
          <table:table-cell table:style-name="ce65"/>
          <table:table-cell table:style-name="ce60" office:value-type="string">
            <text:p>Class Code, Firmware Configuration Packages</text:p>
          </table:table-cell>
          <table:table-cell table:style-name="ce60" table:number-columns-repeated="1021"/>
        </table:table-row>
        <table:table-row table:style-name="ro7">
          <table:table-cell table:style-name="ce62" office:value-type="string">
            <text:p>772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1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20"/>
        </table:table-row>
        <table:table-row table:style-name="ro7">
          <table:table-cell table:style-name="ce62" office:value-type="string">
            <text:p>772-0002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2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20"/>
        </table:table-row>
        <table:table-row table:style-name="ro6">
          <table:table-cell office:value-type="string">
            <text:p>772-0003-01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20"/>
        </table:table-row>
        <table:table-row table:style-name="ro6">
          <table:table-cell office:value-type="string">
            <text:p>772-0004-01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20"/>
        </table:table-row>
        <table:table-row table:style-name="ro6">
          <table:table-cell office:value-type="string">
            <text:p>772-0005-01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20"/>
        </table:table-row>
        <table:table-row table:style-name="ro7">
          <table:table-cell table:style-name="ce62" office:value-type="string">
            <text:p>772-0006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SP 50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20"/>
        </table:table-row>
        <table:table-row table:style-name="ro6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20"/>
        </table:table-row>
        <table:table-row table:style-name="ro6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20"/>
        </table:table-row>
        <table:table-row table:style-name="ro6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20"/>
        </table:table-row>
        <table:table-row table:style-name="ro6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0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1101 SMBIOS configuration</text:p>
          </table:table-cell>
          <table:table-cell table:style-name="ce64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1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1201 SMBIOS configuration</text:p>
          </table:table-cell>
          <table:table-cell table:style-name="ce64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2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1102 SMBIOS configuration</text:p>
          </table:table-cell>
          <table:table-cell table:style-name="ce64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3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5001 SMBIOS configuration</text:p>
          </table:table-cell>
          <table:table-cell table:style-name="ce64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20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40-0001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1-01 rev 50</text:p>
          </table:table-cell>
          <table:table-cell table:style-name="ce14" office:value-type="string">
            <text:p>Joyent Compute Platform 11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SE-213A-R740LPB</text:p>
          </table:table-cell>
          <table:table-cell table:style-name="ce15" office:value-type="string">
            <text:p>2U chassis 16x2.5” SAS backplane w/o SAS expander 74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X9DRD-7JLN4F</text:p>
          </table:table-cell>
          <table:table-cell table:style-name="ce15" office:value-type="string">
            <text:p>Dual LGA2011 system board 16 DIMM slots integrated BMC, LSI2308 IT mo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FP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AOC-S2308L-L8E</text:p>
          </table:table-cell>
          <table:table-cell table:style-name="ce15" office:value-type="string">
            <text:p>LSISAS2308 IT mode PCIe2 low profile HBA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BL-0421L</text:p>
          </table:table-cell>
          <table:table-cell table:style-name="ce15" office:value-type="string">
            <text:p>55cm ipass SAS cabl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2">
            <text:p>2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NK-P0048P</text:p>
          </table:table-cell>
          <table:table-cell table:style-name="ce15" office:value-type="string">
            <text:p>Heatsi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1020"/>
        </table:table-row>
        <table:table-row table:style-name="ro4">
          <table:table-cell table:style-name="ce16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6" table:number-columns-repeated="4"/>
          <table:table-cell table:number-columns-repeated="1020"/>
        </table:table-row>
        <table:table-row table:style-name="ro4" table:number-rows-repeated="2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2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2-01 rev 50</text:p>
          </table:table-cell>
          <table:table-cell table:style-name="ce14" office:value-type="string">
            <text:p>Joyent Compute Platform 12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SSG-6027R-E1R12L</text:p>
          </table:table-cell>
          <table:table-cell table:style-name="ce15" office:value-type="string">
            <text:p>2U chassis 12x3.5” SAS backplane w/SAS expander 92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CP-220-82609-0N</text:p>
          </table:table-cell>
          <table:table-cell table:style-name="ce15" office:value-type="string">
            <text:p>2x2.5” rear-serviceable drive cage kit for 2U chassis, 2xSATA cables for AHCI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16"/>
          <table:table-cell table:style-name="ce15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Default" table:number-columns-repeated="4"/>
          <table:table-cell table:style-name="ce24"/>
          <table:table-cell table:number-columns-repeated="1019"/>
        </table:table-row>
        <table:table-row table:style-name="ro4" table:number-rows-repeated="3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3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3-01 rev 50</text:p>
          </table:table-cell>
          <table:table-cell table:style-name="ce14" office:value-type="string">
            <text:p>Joyent Storage Platform 5000, 4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SG-6047R-E1R36L</text:p>
          </table:table-cell>
          <table:table-cell table:style-name="ce15" office:value-type="string">
            <text:p>4U 36x3.5” SAS w/X9DRD-7JLN4F, red. 1280W power, square-hole rails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 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05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1-01 rev 50</text:p>
          </table:table-cell>
          <table:table-cell table:style-name="ce30" office:value-type="string">
            <text:p>USB key, blank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1-01</text:p>
          </table:table-cell>
          <table:table-cell table:style-name="ce31" office:value-type="string">
            <text:p>Blank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2-01 rev 50</text:p>
          </table:table-cell>
          <table:table-cell table:style-name="ce1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3"/>
          <table:table-cell table:style-name="ce32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number-columns-repeated="1019"/>
        </table:table-row>
        <table:table-row table:style-name="ro4" table:number-rows-repeated="2">
          <table:table-cell table:style-name="ce16" table:number-columns-repeated="5"/>
          <table:table-cell table:number-columns-repeated="1019"/>
        </table:table-row>
        <table:table-row table:style-name="ro4" table:number-rows-repeated="2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 table:number-rows-repeated="2">
          <table:table-cell table:style-name="ce17"/>
          <table:table-cell table:style-name="ce21"/>
          <table:table-cell table:style-name="ce16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71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1-02 rev 50</text:p>
          </table:table-cell>
          <table:table-cell table:style-name="ce1" office:value-type="string">
            <text:p>JCP 1100 firmware package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2-02 rev 50</text:p>
          </table:table-cell>
          <table:table-cell table:style-name="ce1" office:value-type="string">
            <text:p>JCP 1200 firmware package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2"/>
          <table:table-cell table:style-name="Default"/>
          <table:table-cell table:style-name="ce9"/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3-01 rev 50</text:p>
          </table:table-cell>
          <table:table-cell table:style-name="ce1" office:value-type="string">
            <text:p>JCP 1100 firmware package, SDC 7</text:p>
          </table:table-cell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4-01 rev 50</text:p>
          </table:table-cell>
          <table:table-cell table:style-name="ce1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6" table:number-columns-repeated="2"/>
          <table:table-cell table:number-columns-repeated="1018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5-01 rev 50</text:p>
          </table:table-cell>
          <table:table-cell table:style-name="ce1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6-01 rev 50</text:p>
          </table:table-cell>
          <table:table-cell table:style-name="ce1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1-01 rev 50</text:p>
          </table:table-cell>
          <table:table-cell table:style-name="ce38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2">
            <text:p>2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4" table:number-columns-repeated="4"/>
          <table:table-cell table:number-columns-repeated="1020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2-01 rev 50</text:p>
          </table:table-cell>
          <table:table-cell table:style-name="ce38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 table:number-rows-repeated="1048495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1-03 rev 50</text:p>
          </table:table-cell>
          <table:table-cell table:style-name="ce46" office:value-type="string">
            <text:p>Joyent Compute Platform 1101, 2U, 32t, 256GB, GP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Default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2-01 rev 50</text:p>
          </table:table-cell>
          <table:table-cell table:style-name="ce30" office:value-type="string">
            <text:p>Joyent Compute Platform 1101, 2U, 32t, 256GB, GP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24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9-01 rev 50</text:p>
          </table:table-cell>
          <table:table-cell table:style-name="ce46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0-01 rev 50</text:p>
          </table:table-cell>
          <table:table-cell table:style-name="ce46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1-01 rev 50</text:p>
          </table:table-cell>
          <table:table-cell table:style-name="ce30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2-01 rev 50</text:p>
          </table:table-cell>
          <table:table-cell table:style-name="ce30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1 rev 50</text:p>
          </table:table-cell>
          <table:table-cell table:style-name="ce47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3">
            <text:p>13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2 rev 50</text:p>
          </table:table-cell>
          <table:table-cell table:style-name="ce47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5">
            <text:p>1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1" table:number-columns-repeated="4"/>
          <table:table-cell table:number-columns-repeated="1020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CP-1201 (Richmond-B)" table:style-name="ta1"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8" table:number-columns-repeated="3" table:default-cell-style-name="ce20"/>
        <table:table-column table:style-name="co14" table:number-columns-repeated="238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3-02 rev 50</text:p>
          </table:table-cell>
          <table:table-cell table:style-name="ce1" office:value-type="string">
            <text:p>Joyent Compute Platform 1201, 2U, 32t, 256GB, bulk storage, SDC 6</text:p>
          </table:table-cell>
          <table:table-cell table:style-name="ce19"/>
          <table:table-cell table:style-name="ce49" table:number-columns-repeated="2"/>
          <table:table-cell table:style-name="ce19"/>
          <table:table-cell table:style-name="ce49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Default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4-01 rev 50</text:p>
          </table:table-cell>
          <table:table-cell table:style-name="ce1" office:value-type="string">
            <text:p>Joyent Compute Platform 1201, 2U, 32t, 256GB, bulk stor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table:number-columns-repeated="4"/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3-01 rev 50</text:p>
          </table:table-cell>
          <table:table-cell table:style-name="ce1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4-01 rev 50</text:p>
          </table:table-cell>
          <table:table-cell table:style-name="ce1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3-01 rev 50</text:p>
          </table:table-cell>
          <table:table-cell table:style-name="ce48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540-0002-01</text:p>
          </table:table-cell>
          <table:table-cell table:style-name="ce45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2">
            <text:p>12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2-01</text:p>
          </table:table-cell>
          <table:table-cell table:style-name="ce42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2-01</text:p>
          </table:table-cell>
          <table:table-cell table:style-name="ce42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1-01</text:p>
          </table:table-cell>
          <table:table-cell table:style-name="ce42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1" table:number-columns-repeated="4"/>
          <table:table-cell table:number-columns-repeated="1020"/>
        </table:table-row>
        <table:table-row table:style-name="ro4" table:number-rows-repeated="1048489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5-02 rev 50</text:p>
          </table:table-cell>
          <table:table-cell table:style-name="ce1" office:value-type="string">
            <text:p>Joyent Compute Platform 1102, 2U, 32t, 256GB, SSD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2-01</text:p>
          </table:table-cell>
          <table:table-cell table:style-name="ce16" office:value-type="string">
            <text:p>JCP 1102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6-01 rev 50</text:p>
          </table:table-cell>
          <table:table-cell table:style-name="ce1" office:value-type="string">
            <text:p>Joyent Compute Platform 1102, 2U, 32t, 256GB, SSD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2-01</text:p>
          </table:table-cell>
          <table:table-cell table:style-name="ce15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8" office:value-type="string">
            <text:p>600-0005-01 rev 50</text:p>
          </table:table-cell>
          <table:table-cell table:style-name="ce48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style-name="Default"/>
          <table:table-cell table:style-name="ce17"/>
          <table:table-cell table:number-columns-repeated="1018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53" office:value-type="string">
            <text:p>CM8062101122501</text:p>
          </table:table-cell>
          <table:table-cell table:style-name="ce4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5">
            <text:p>15</text:p>
          </table:table-cell>
          <table:table-cell table:style-name="ce41" office:value-type="string">
            <text:p>Intel</text:p>
          </table:table-cell>
          <table:table-cell table:style-name="ce54" office:value-type="string">
            <text:p>SSDSC2BA800G301</text:p>
          </table:table-cell>
          <table:table-cell table:style-name="ce4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2-01</text:p>
          </table:table-cell>
          <table:table-cell table:style-name="ce42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SP-5001 (Mantis Shrimp)" table:style-name="ta1">
        <table:table-column table:style-name="co19" table:default-cell-style-name="ce20"/>
        <table:table-column table:style-name="co7" table:default-cell-style-name="ce20"/>
        <table:table-column table:style-name="co8" table:default-cell-style-name="ce20"/>
        <table:table-column table:style-name="co20" table:default-cell-style-name="ce20"/>
        <table:table-column table:style-name="co17" table:default-cell-style-name="ce20"/>
        <table:table-column table:style-name="co12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7-01 rev 50</text:p>
          </table:table-cell>
          <table:table-cell table:style-name="ce30" office:value-type="string">
            <text:p>Joyent Storage Platform 5001, 4U, 32t, 256GB, 81TB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table:number-columns-repeated="4"/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5-01</text:p>
          </table:table-cell>
          <table:table-cell table:style-name="ce16" office:value-type="string">
            <text:p>JSP 5000 firmware package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5-01</text:p>
          </table:table-cell>
          <table:table-cell table:style-name="ce16" office:value-type="string">
            <text:p>JSP 5000 firmware configuration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8-02 rev 50</text:p>
          </table:table-cell>
          <table:table-cell table:style-name="ce30" office:value-type="string">
            <text:p>Joyent Storage Platform 5001, 4U, 32t, 256GB, 81TB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6-01</text:p>
          </table:table-cell>
          <table:table-cell table:style-name="ce16" office:value-type="string">
            <text:p>JSP 5000 firmware package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6-02</text:p>
          </table:table-cell>
          <table:table-cell table:style-name="ce16" office:value-type="string">
            <text:p>JSP 5000 firmware configuration, SDC 6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table:number-columns-repeated="21"/>
          <table:table-cell table:number-columns-repeated="1003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55" office:value-type="string">
            <text:p>600-0008-01 rev 50</text:p>
          </table:table-cell>
          <table:table-cell table:style-name="ce55" office:value-type="string">
            <text:p>Joyent Storage Platform 5001, 4U, 32t, 256GB, 81TB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table:number-columns-repeated="4"/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56" office:value-type="string">
            <text:p>540-0003-01</text:p>
          </table:table-cell>
          <table:table-cell table:style-name="ce56" office:value-type="string">
            <text:p>Joyent Storage Platform 5000, 4U, base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35">
            <text:p>3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Z4RZF3D-8UC</text:p>
          </table:table-cell>
          <table:table-cell table:style-name="ce41" office:value-type="string">
            <text:p>ZeusRAM 8GB SAS-2 SSD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6-01</text:p>
          </table:table-cell>
          <table:table-cell table:style-name="ce42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6-01</text:p>
          </table:table-cell>
          <table:table-cell table:style-name="ce42" office:value-type="string">
            <text:p>JSP 5000 firmware configuration, SDC 6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72-1003-01</text:p>
          </table:table-cell>
          <table:table-cell table:style-name="ce45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 style:data-style-name="N2" text:time-value="0000-00-00T21:02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5-21T21:04:21</dc:date>
    <meta:editing-duration>PT2H20M46S</meta:editing-duration>
    <meta:editing-cycles>31</meta:editing-cycles>
    <meta:generator>LibreOffice/4.0.0.3$MacOSX_x86 LibreOffice_project/53fd80e80f44edd735c18dbc5b6cde811e0a15c</meta:generator>
    <meta:document-statistic meta:table-count="10" meta:cell-count="1448" meta:object-count="0"/>
  </office:meta>
</office:document-meta>
</file>